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Mens. 08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4-09-27" calcext:value-type="date">
            <text:p>27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Mens. 09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4-11-14" calcext:value-type="date">
            <text:p>14/11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Mens. 10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4-11-14" calcext:value-type="date">
            <text:p>14/11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11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5-02-03" calcext:value-type="date">
            <text:p>03/02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Mens. 12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5-02-03" calcext:value-type="date">
            <text:p>03/02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Mens. 01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4-10" calcext:value-type="date">
            <text:p>10/04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Mens. 02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4-10" calcext:value-type="date">
            <text:p>10/04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6-04" calcext:value-type="date">
            <text:p>04/06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6-04" calcext:value-type="date">
            <text:p>04/06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8-12" calcext:value-type="date">
            <text:p>12/08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" calcext:value-type="float">
            <text:p>30,00</text:p>
          </table:table-cell>
          <table:table-cell table:style-name="ce52" office:value-type="date" office:date-value="2025-08-12" calcext:value-type="date">
            <text:p>12/08/2025</text:p>
          </table:table-cell>
          <table:table-cell table:style-name="ce73" table:formula="of:=[.C12]-[.F12]" office:value-type="float" office:value="260" calcext:value-type="float">
            <text:p>26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550" calcext:value-type="float">
            <text:p>550,00</text:p>
          </table:table-cell>
          <table:table-cell table:style-name="ce52" office:value-type="date" office:date-value="2025-08-18" calcext:value-type="date">
            <text:p>18/08/2025</text:p>
          </table:table-cell>
          <table:table-cell table:style-name="ce73" table:formula="of:=[.C13]-[.F13]" office:value-type="float" office:value="-260" calcext:value-type="float">
            <text:p>(260,00)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14]-[.F14]" office:value-type="float" office:value="290" calcext:value-type="float">
            <text:p>29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14])" office:value-type="float" office:value="290" calcext:value-type="float">
            <text:p>29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</number:number-style>
    <number:number-style style:name="N137P1" style:volatile="true">
      <number:number number:min-integer-digits="1"/>
    </number:number-style>
    <number:number-style style:name="N137">
      <number:text>- DM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9">
      <number:minutes number:style="long"/>
      <number:text>:</number:text>
      <number:seconds number:style="long"/>
      <number:text>,</number:text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0:43.599765661">00:00:00</text:time></text:span><text:span text:style-name="MT2"><text:s/></text:span></text:p>
        </style:region-center>
        <style:region-right>
          <text:p><text:span text:style-name="MT4">FS Restaurante e Lanchonete Ltda. - ME</text:span></text:p>
          <text:p><text:span text:style-name="MT2">Fausto - Tel.: (15) 9115-7509 / (15) 3241-22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S Restaurante e Lanchonete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0:43.6020078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9-02T10:40:59.420488210</dc:date>
    <meta:print-date>2019-12-18T13:30:11.329000000</meta:print-date>
    <dc:language>pt-PT</dc:language>
    <meta:editing-cycles>469</meta:editing-cycles>
    <meta:editing-duration>PT15H1M17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